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1cm" svg:height="1cm" svg:x="0cm" svg:y="0.5cm">
            <text:p/>
          </draw:circle>
          <draw:line draw:style-name="gr2" draw:layer="layout" svg:x1="0.5cm" svg:y1="0.5cm" svg:x2="0.5cm" svg:y2="0cm">
            <text:p/>
          </draw:line>
          <draw:line draw:style-name="gr2" draw:layer="layout" svg:x1="0.5cm" svg:y1="1.5cm" svg:x2="0.5cm" svg:y2="2cm">
            <text:p/>
          </draw:line>
          <draw:line draw:style-name="gr2" draw:layer="layout" svg:x1="0.25cm" svg:y1="0.925cm" svg:x2="0.75cm" svg:y2="0.925cm">
            <text:p/>
          </draw:line>
          <draw:line draw:style-name="gr2" draw:layer="layout" svg:x1="0.25cm" svg:y1="1.075cm" svg:x2="0.75cm" svg:y2="1.07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source_voltage_direct</dc:title>
    <meta:creation-date>2011-02-07T17:17:10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